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G" style:family="table-column">
      <style:table-column-properties style:column-width="2.429cm" style:rel-column-width="9363*"/>
    </style:style>
    <style:style style:name="Tabela1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#2a60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Tabela1.F6" style:family="table-cell">
      <style:table-cell-properties fo:padding="0.097cm" fo:border-left="0.05pt solid #000000" fo:border-right="none" fo:border-top="none" fo:border-bottom="0.05pt solid #000000"/>
    </style:style>
    <style:style style:name="Tabela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9cm" style:rel-column-width="9362*"/>
    </style:style>
    <style:style style:name="Tabela2.G" style:family="table-column">
      <style:table-column-properties style:column-width="2.429cm" style:rel-column-width="9363*"/>
    </style:style>
    <style:style style:name="Tabela2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G1" style:family="table-cell">
      <style:table-cell-properties fo:background-color="#2a6099" fo:padding="0.097cm" fo:border="0.05pt solid #000000">
        <style:background-image/>
      </style:table-cell-properties>
    </style:style>
    <style:style style:name="Tabela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G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.G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29cm" style:rel-column-width="9362*"/>
    </style:style>
    <style:style style:name="Tabela3.G" style:family="table-column">
      <style:table-column-properties style:column-width="2.429cm" style:rel-column-width="9363*"/>
    </style:style>
    <style:style style:name="Tabela3.A1" style:family="table-cell">
      <style:table-cell-properties style:vertical-align="bottom"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E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F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G1" style:family="table-cell">
      <style:table-cell-properties fo:background-color="#2a6099" fo:padding="0.097cm" fo:border="0.05pt solid #000000">
        <style:background-image/>
      </style:table-cell-properties>
    </style:style>
    <style:style style:name="Tabela3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D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E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F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G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B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C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D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E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F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G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226cd"/>
    </style:style>
    <style:style style:name="P2" style:family="paragraph" style:parent-style-name="Standard">
      <style:text-properties officeooo:paragraph-rsid="00140460"/>
    </style:style>
    <style:style style:name="P3" style:family="paragraph" style:parent-style-name="Standard">
      <style:paragraph-properties fo:margin-top="0.101cm" fo:margin-bottom="0.101cm" style:contextual-spacing="false"/>
    </style:style>
    <style:style style:name="P4" style:family="paragraph" style:parent-style-name="Standard">
      <style:paragraph-properties fo:margin-top="0.101cm" fo:margin-bottom="0.101cm" style:contextual-spacing="false"/>
      <style:text-properties officeooo:paragraph-rsid="001226cd"/>
    </style:style>
    <style:style style:name="P5" style:family="paragraph" style:parent-style-name="Standard">
      <style:paragraph-properties fo:margin-top="0.201cm" fo:margin-bottom="0.201cm" style:contextual-spacing="false"/>
      <style:text-properties officeooo:paragraph-rsid="001226cd"/>
    </style:style>
    <style:style style:name="P6" style:family="paragraph" style:parent-style-name="Standard">
      <style:paragraph-properties fo:margin-top="0.201cm" fo:margin-bottom="0.201cm" style:contextual-spacing="false"/>
      <style:text-properties fo:font-weight="bold" officeooo:paragraph-rsid="001226cd" style:font-weight-asian="bold" style:font-weight-complex="bold"/>
    </style:style>
    <style:style style:name="P7" style:family="paragraph" style:parent-style-name="Standard">
      <style:paragraph-properties fo:margin-top="0.302cm" fo:margin-bottom="0.302cm" style:contextual-spacing="false"/>
      <style:text-properties officeooo:paragraph-rsid="001226c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paragraph-rsid="001226c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226c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officeooo:paragraph-rsid="001226cd" style:font-weight-asian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fo:font-weight="bold" officeooo:paragraph-rsid="001226cd" style:font-weight-asian="bold" style:font-weight-complex="bold"/>
    </style:style>
    <style:style style:name="P12" style:family="paragraph" style:parent-style-name="Table_20_Contents">
      <style:text-properties fo:color="#ffffff" loext:opacity="100%" fo:font-weight="bold" officeooo:rsid="001226cd" officeooo:paragraph-rsid="001226cd" style:font-weight-asian="bold" style:font-weight-complex="bold"/>
    </style:style>
    <style:style style:name="P13" style:family="paragraph" style:parent-style-name="Table_20_Contents">
      <style:text-properties fo:color="#ffffff" loext:opacity="100%" fo:font-weight="bold" officeooo:rsid="001226cd" officeooo:paragraph-rsid="00140460" style:font-weight-asian="bold" style:font-weight-complex="bold"/>
    </style:style>
    <style:style style:name="P14" style:family="paragraph" style:parent-style-name="Table_20_Contents">
      <style:text-properties fo:color="#ffffff" loext:opacity="100%" fo:font-size="11pt" fo:font-weight="bold" officeooo:rsid="00140460" officeooo:paragraph-rsid="00140460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9pt" officeooo:rsid="00140460" officeooo:paragraph-rsid="00140460" style:font-size-asian="9pt" style:font-size-complex="9pt"/>
    </style:style>
    <style:style style:name="P16" style:family="paragraph" style:parent-style-name="Standard">
      <style:paragraph-properties fo:margin-top="0.302cm" fo:margin-bottom="0.302cm" style:contextual-spacing="false"/>
      <style:text-properties fo:font-size="14pt" fo:font-weight="bold" officeooo:paragraph-rsid="001226cd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paragraph-rsid="001226cd"/>
    </style:style>
    <style:style style:name="P18" style:family="paragraph" style:parent-style-name="Standard">
      <style:text-properties officeooo:paragraph-rsid="00140460"/>
    </style:style>
    <style:style style:name="P19" style:family="paragraph" style:parent-style-name="Standard">
      <style:text-properties fo:color="#333333" loext:opacity="100%" officeooo:paragraph-rsid="00140460" fo:background-color="transparen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color="#333333" loext:opacity="100%" officeooo:rsid="0018b933" officeooo:paragraph-rsid="0018b933" fo:background-color="transparen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color="#333333" loext:opacity="100%" officeooo:paragraph-rsid="0018b933" fo:background-color="transparent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18b933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8b933" officeooo:paragraph-rsid="0018b933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226cd"/>
    </style:style>
    <style:style style:name="T7" style:family="text">
      <style:text-properties style:text-position="0% 100%" fo:font-size="9pt" style:font-size-asian="9pt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8b933"/>
    </style:style>
    <style:style style:name="T11" style:family="text">
      <style:text-properties officeooo:rsid="0019a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Keyword Searcher</text:span> </text:p>
      <text:p text:style-name="Standard">Este projeto foi feito com objetivo de fazer uma comparação entre árvores binárias de busca balanceada. As árvores escolhidas para o projeto foram BST (Binary Search Tree, em português, ABP ou Árvore Binária de Pesquisa) e AVL (Adelson Velsky e Landis).</text:p>
      <text:p text:style-name="Standard"/>
      <text:p text:style-name="P3"><text:span text:style-name="T2">Executar</text:span> </text:p>
      <text:p text:style-name="P1"><text:span text:style-name="T3">Forma fácil:</text:span> clique no arquivo executa-programa.bat. </text:p>
      <text:p text:style-name="P1"/>
      <text:p text:style-name="P1"><text:span text:style-name="T3">Pela linha de comando:</text:span> O programa recebe 4 entradas : recebe o caminho para um arquivo CSV. : recebe o caminho para um arquivo de texto com palavras escritas linha a linha. : recebe um nome de arquivo para criar e escrever. : recebe o nome de uma árvore(AVL/BST) ou CMP(para comparação entre as duas). </text:p>
      <text:p text:style-name="P1"/>
      <text:p text:style-name="P4"><text:span text:style-name="T2">Forma de comparação</text:span> </text:p>
      <text:p text:style-name="P1">A comparação é dividida três etapas: </text:p>
      <text:p text:style-name="P5"><text:span text:style-name="T5">Indexação</text:span> </text:p>
      <text:p text:style-name="P7">Nesta etapa o programa faz a leitura de um arquivo CSV (padrão separando os dados por ponto e vírgula), captura uma linha do arquivo e faz a inserção das palavras ainda não indexadas na árvore.</text:p>
      <text:p text:style-name="P16">Consulta </text:p>
      <text:p text:style-name="P1">Nesta etapa o programa faz a leitura de um arquivo de texto contendo uma palavra por linha, captura a palavra e verifica se ela foi indexada na árvore criada anteriormente. </text:p>
      <text:p text:style-name="P6"/>
      <text:p text:style-name="P6"><text:span text:style-name="T4">Saída</text:span> </text:p>
      <text:p text:style-name="P9">Parte desta etapa é feita durante a etapa de consulta. Tem dois casos diferentes para cada palavra consultada: </text:p>
      <text:p text:style-name="P11">Caso a palavra for encontrada: </text:p>
      <text:p text:style-name="P10">é informado no arquivo de saída os tweets em que a palavra foi mencionada. </text:p>
      <text:p text:style-name="P11">Caso a palavra não for encontrada: </text:p>
      <text:p text:style-name="P10">é informado no arquivo de saída que a palavra não foi encontrada. Por fim, é dado estatísticas da árvore como quantidade de nodos criados, comparações feitas durante indexação e consulta, e as rotações feitas </text:p>
      <text:p text:style-name="P1"/>
      <text:p text:style-name="P4"><text:span text:style-name="T2">Estruturas</text:span> </text:p>
      <text:p text:style-name="P1">Para a implementação do projeto foram precisas 5 estruturas </text:p>
      <text:p text:style-name="P4"><text:span text:style-name="T3">WORD:</text:span> contém uma string com a palavra e um ponteiro para a estrutura MENTION, uma LSE(Lista Simplesmente Encadeada) com as menções a palavra. </text:p>
      <text:p text:style-name="P4"><text:span text:style-name="T3">MENTION:</text:span> contem um INT que guarda um id de tweet e um ponteiro para outro MENTION </text:p>
      <text:p text:style-name="P4"><text:span text:style-name="T3">AVL:</text:span> árvore AVL com a parte do dado sendo do tipo WORD </text:p>
      <text:p text:style-name="P4"><text:span text:style-name="T3">BST:</text:span> árvore BST(ou ABP) com a parte do dado sendo do tipo WORD </text:p>
      <text:p text:style-name="P4"><text:span text:style-name="T3">STATISTICS: </text:span>contem as estatísticas usadas para a comparação </text:p>
      <text:p text:style-name="P4"><text:soft-page-break/><text:span text:style-name="T2">Implementação</text:span> </text:p>
      <text:p text:style-name="P1">Todo o projeto tem variaveis e funções definidos em inglês para manter um padrão para o código todo. Para este projeto foi utilizada as árvores AVL e BST dadas em aula com modificações, tendo sido modificado cada nome de função para o inglês. A árvore AVL foi modificada para ter como entrada <text:span text:style-name="T6">e retorno</text:span> <text:span text:style-name="T3">WORD</text:span> e <text:span text:style-name="T3">STATISTICS </text:span>em algumas funções, também foi necessário adicionar uma condição em caso a palavra já existir na árvore. A árvore BST teve as mesmas modificações que a AVL, com o diferencial de que também foi modificada a parte de busca/inserção, sendo feita uma função para ambas que percorre a árvore até encontrar ou um fim ou uma palavra. </text:p>
      <text:p text:style-name="P1"/>
      <text:p text:style-name="P4"><text:span text:style-name="T2">Resultados</text:span> </text:p>
      <text:p text:style-name="P1">Abaixo três tabelas com os resultados tirados das estatísticas geradas. A primeira tabela mostrando a indexação das duas árvores para cada base. A segunda e terceira mostrando para consulta de 10 e 1000 palavras respectivamente. Embora nas tabelas o tempo decorrido para consulta seja menor em BST, AVL é mais rápida por fazer menos comparações para chegar no resultado. BST é mais rápida que AVL em inserção por não precisar fazer rotações, apenas comparar até chegar a um lugar vazio.</text:p>
      <text:p text:style-name="P1"><text:span text:style-name="T9">*Dentro do tempo decorrido para cada árvore está incluso o tempo também para leitura e o tempo para escrita nos arquivos.</text:span></text:p>
      <text:p text:style-name="P1"/>
      <table:table table:name="Tabela1" table:style-name="Tabela1">
        <table:table-column table:style-name="Tabela1.A" table:number-columns-repeated="6"/>
        <table:table-column table:style-name="Tabela1.G"/>
        <table:table-row table:style-name="TableLine215257488">
          <table:table-cell table:style-name="Tabela1.A1" office:value-type="string">
            <text:p text:style-name="P12">Indexação</text:p>
          </table:table-cell>
          <table:table-cell table:style-name="Tabela1.A1" office:value-type="string">
            <text:p text:style-name="P12">AVL <text:span text:style-name="T7">(100)</text:span></text:p>
          </table:table-cell>
          <table:table-cell table:style-name="Tabela1.A1" office:value-type="string">
            <text:p text:style-name="P12">BST <text:span text:style-name="T8">(100)</text:span></text:p>
          </table:table-cell>
          <table:table-cell table:style-name="Tabela1.A1" office:value-type="string">
            <text:p text:style-name="P12">AVL <text:span text:style-name="T8">(10K)</text:span></text:p>
          </table:table-cell>
          <table:table-cell table:style-name="Tabela1.A1" office:value-type="string">
            <text:p text:style-name="P12">BST <text:span text:style-name="T8">(10K)</text:span></text:p>
          </table:table-cell>
          <table:table-cell table:style-name="Tabela1.A1" office:value-type="string">
            <text:p text:style-name="P12">AVL <text:span text:style-name="T8">(900K)</text:span></text:p>
          </table:table-cell>
          <table:table-cell table:style-name="Tabela1.G1" office:value-type="string">
            <text:p text:style-name="P12">BST <text:span text:style-name="T8">(900K)</text:span></text:p>
          </table:table-cell>
        </table:table-row>
        <table:table-row table:style-name="TableLine478872240">
          <table:table-cell table:style-name="Tabela1.F6" office:value-type="string">
            <text:p text:style-name="P15">nodos</text:p>
          </table:table-cell>
          <table:table-cell table:style-name="Tabela1.F6" office:value-type="string">
            <text:p text:style-name="P15">704</text:p>
          </table:table-cell>
          <table:table-cell table:style-name="Tabela1.F6" office:value-type="string">
            <text:p text:style-name="P15">704</text:p>
          </table:table-cell>
          <table:table-cell table:style-name="Tabela1.F6" office:value-type="string">
            <text:p text:style-name="P15">15.542</text:p>
          </table:table-cell>
          <table:table-cell table:style-name="Tabela1.F6" office:value-type="string">
            <text:p text:style-name="P15">15.542</text:p>
          </table:table-cell>
          <table:table-cell table:style-name="Tabela1.F6" office:value-type="string">
            <text:p text:style-name="P15">174.346</text:p>
          </table:table-cell>
          <table:table-cell table:style-name="Tabela1.G6" office:value-type="string">
            <text:p text:style-name="P15">174.346</text:p>
          </table:table-cell>
        </table:table-row>
        <table:table-row table:style-name="TableLine478872784">
          <table:table-cell table:style-name="Tabela1.A3" office:value-type="string">
            <text:p text:style-name="P15">comparações</text:p>
          </table:table-cell>
          <table:table-cell table:style-name="Tabela1.A3" office:value-type="string">
            <text:p text:style-name="P15">11.196</text:p>
          </table:table-cell>
          <table:table-cell table:style-name="Tabela1.A3" office:value-type="string">
            <text:p text:style-name="P15">11.478</text:p>
          </table:table-cell>
          <table:table-cell table:style-name="Tabela1.A3" office:value-type="string">
            <text:p text:style-name="P15">1.391.862</text:p>
          </table:table-cell>
          <table:table-cell table:style-name="Tabela1.A3" office:value-type="string">
            <text:p text:style-name="P15">1.398.596</text:p>
          </table:table-cell>
          <table:table-cell table:style-name="Tabela1.A3" office:value-type="string">
            <text:p text:style-name="P15">131.249.844</text:p>
          </table:table-cell>
          <table:table-cell table:style-name="Tabela1.G3" office:value-type="string">
            <text:p text:style-name="P15">124.073.420</text:p>
          </table:table-cell>
        </table:table-row>
        <table:table-row table:style-name="TableLine478873600">
          <table:table-cell table:style-name="Tabela1.F6" office:value-type="string">
            <text:p text:style-name="P15">rotações</text:p>
          </table:table-cell>
          <table:table-cell table:style-name="Tabela1.F6" office:value-type="string">
            <text:p text:style-name="P15">500</text:p>
          </table:table-cell>
          <table:table-cell table:style-name="Tabela1.F6" office:value-type="string">
            <text:p text:style-name="P15">0</text:p>
          </table:table-cell>
          <table:table-cell table:style-name="Tabela1.F6" office:value-type="string">
            <text:p text:style-name="P15">11.105</text:p>
          </table:table-cell>
          <table:table-cell table:style-name="Tabela1.F6" office:value-type="string">
            <text:p text:style-name="P15">0</text:p>
          </table:table-cell>
          <table:table-cell table:style-name="Tabela1.F6" office:value-type="string">
            <text:p text:style-name="P15">123.929</text:p>
          </table:table-cell>
          <table:table-cell table:style-name="Tabela1.G6" office:value-type="string">
            <text:p text:style-name="P15">0</text:p>
          </table:table-cell>
        </table:table-row>
        <table:table-row table:style-name="TableLine478873872">
          <table:table-cell table:style-name="Tabela1.A3" office:value-type="string">
            <text:p text:style-name="P15">Altura da árvore</text:p>
          </table:table-cell>
          <table:table-cell table:style-name="Tabela1.A3" office:value-type="string">
            <text:p text:style-name="P15">11</text:p>
          </table:table-cell>
          <table:table-cell table:style-name="Tabela1.A3" office:value-type="string">
            <text:p text:style-name="P15">22</text:p>
          </table:table-cell>
          <table:table-cell table:style-name="Tabela1.A3" office:value-type="string">
            <text:p text:style-name="P15">17</text:p>
          </table:table-cell>
          <table:table-cell table:style-name="Tabela1.A3" office:value-type="string">
            <text:p text:style-name="P15">34</text:p>
          </table:table-cell>
          <table:table-cell table:style-name="Tabela1.A3" office:value-type="string">
            <text:p text:style-name="P15">21</text:p>
          </table:table-cell>
          <table:table-cell table:style-name="Tabela1.G3" office:value-type="string">
            <text:p text:style-name="P15">45</text:p>
          </table:table-cell>
        </table:table-row>
        <table:table-row table:style-name="TableLine478874144">
          <table:table-cell table:style-name="Tabela1.F6" office:value-type="string">
            <text:p text:style-name="P15">Tempo decorrido </text:p>
          </table:table-cell>
          <table:table-cell table:style-name="Tabela1.F6" office:value-type="string">
            <text:p text:style-name="P15">1 ms</text:p>
          </table:table-cell>
          <table:table-cell table:style-name="Tabela1.F6" office:value-type="string">
            <text:p text:style-name="P15">0 ms</text:p>
          </table:table-cell>
          <table:table-cell table:style-name="Tabela1.F6" office:value-type="string">
            <text:p text:style-name="P15">52 ms</text:p>
          </table:table-cell>
          <table:table-cell table:style-name="Tabela1.F6" office:value-type="string">
            <text:p text:style-name="P15">38 ms</text:p>
          </table:table-cell>
          <table:table-cell table:style-name="Tabela1.F6" office:value-type="string">
            <text:p text:style-name="P15">4.661 ms</text:p>
          </table:table-cell>
          <table:table-cell table:style-name="Tabela1.G6" office:value-type="string">
            <text:p text:style-name="P15">3.629 ms</text:p>
          </table:table-cell>
        </table:table-row>
      </table:table>
      <text:p text:style-name="P1"/>
      <text:p text:style-name="P2"/>
      <table:table table:name="Tabela2" table:style-name="Tabela2">
        <table:table-column table:style-name="Tabela2.A" table:number-columns-repeated="6"/>
        <table:table-column table:style-name="Tabela2.G"/>
        <table:table-row table:style-name="TableLine478871424">
          <table:table-cell table:style-name="Tabela2.A1" office:value-type="string">
            <text:p text:style-name="P14">10 Consultas</text:p>
          </table:table-cell>
          <table:table-cell table:style-name="Tabela2.A1" office:value-type="string">
            <text:p text:style-name="P13">AVL <text:span text:style-name="T7">(100)</text:span></text:p>
          </table:table-cell>
          <table:table-cell table:style-name="Tabela2.A1" office:value-type="string">
            <text:p text:style-name="P13">BST <text:span text:style-name="T8">(100)</text:span></text:p>
          </table:table-cell>
          <table:table-cell table:style-name="Tabela2.A1" office:value-type="string">
            <text:p text:style-name="P13">AVL <text:span text:style-name="T8">(10K)</text:span></text:p>
          </table:table-cell>
          <table:table-cell table:style-name="Tabela2.A1" office:value-type="string">
            <text:p text:style-name="P13">BST <text:span text:style-name="T8">(10K)</text:span></text:p>
          </table:table-cell>
          <table:table-cell table:style-name="Tabela2.A1" office:value-type="string">
            <text:p text:style-name="P13">AVL <text:span text:style-name="T8">(900K)</text:span></text:p>
          </table:table-cell>
          <table:table-cell table:style-name="Tabela2.G1" office:value-type="string">
            <text:p text:style-name="P13">BST <text:span text:style-name="T8">(900K)</text:span></text:p>
          </table:table-cell>
        </table:table-row>
        <table:table-row table:style-name="TableLine478875504">
          <table:table-cell table:style-name="Tabela2.A2" office:value-type="string">
            <text:p text:style-name="P15">comparações</text:p>
          </table:table-cell>
          <table:table-cell table:style-name="Tabela2.A2" office:value-type="string">
            <text:p text:style-name="P15">82</text:p>
          </table:table-cell>
          <table:table-cell table:style-name="Tabela2.A2" office:value-type="string">
            <text:p text:style-name="P15">98</text:p>
          </table:table-cell>
          <table:table-cell table:style-name="Tabela2.A2" office:value-type="string">
            <text:p text:style-name="P15">87</text:p>
          </table:table-cell>
          <table:table-cell table:style-name="Tabela2.A2" office:value-type="string">
            <text:p text:style-name="P15">97</text:p>
          </table:table-cell>
          <table:table-cell table:style-name="Tabela2.A2" office:value-type="string">
            <text:p text:style-name="P15">91</text:p>
          </table:table-cell>
          <table:table-cell table:style-name="Tabela2.G2" office:value-type="string">
            <text:p text:style-name="P15">97</text:p>
          </table:table-cell>
        </table:table-row>
        <table:table-row table:style-name="TableLine478876320">
          <table:table-cell table:style-name="Tabela2.A3" office:value-type="string">
            <text:p text:style-name="P15">Tempo decorrido </text:p>
          </table:table-cell>
          <table:table-cell table:style-name="Tabela2.A3" office:value-type="string">
            <text:p text:style-name="P15">0 ms</text:p>
          </table:table-cell>
          <table:table-cell table:style-name="Tabela2.A3" office:value-type="string">
            <text:p text:style-name="P15">0 ms</text:p>
          </table:table-cell>
          <table:table-cell table:style-name="Tabela2.A3" office:value-type="string">
            <text:p text:style-name="P15">1 ms</text:p>
          </table:table-cell>
          <table:table-cell table:style-name="Tabela2.A3" office:value-type="string">
            <text:p text:style-name="P15">1 ms</text:p>
          </table:table-cell>
          <table:table-cell table:style-name="Tabela2.A3" office:value-type="string">
            <text:p text:style-name="P15">120 ms</text:p>
          </table:table-cell>
          <table:table-cell table:style-name="Tabela2.G3" office:value-type="string">
            <text:p text:style-name="P15">106 ms</text:p>
          </table:table-cell>
        </table:table-row>
      </table:table>
      <text:p text:style-name="P2"/>
      <table:table table:name="Tabela3" table:style-name="Tabela3">
        <table:table-column table:style-name="Tabela3.A" table:number-columns-repeated="6"/>
        <table:table-column table:style-name="Tabela3.G"/>
        <table:table-row table:style-name="TableLine478874960">
          <table:table-cell table:style-name="Tabela3.A1" office:value-type="string">
            <text:p text:style-name="P14">1K Consultas</text:p>
          </table:table-cell>
          <table:table-cell table:style-name="Tabela3.F1" office:value-type="string">
            <text:p text:style-name="P13">AVL <text:span text:style-name="T7">(100)</text:span></text:p>
          </table:table-cell>
          <table:table-cell table:style-name="Tabela3.F1" office:value-type="string">
            <text:p text:style-name="P13">BST <text:span text:style-name="T8">(100)</text:span></text:p>
          </table:table-cell>
          <table:table-cell table:style-name="Tabela3.F1" office:value-type="string">
            <text:p text:style-name="P13">AVL <text:span text:style-name="T8">(10K)</text:span></text:p>
          </table:table-cell>
          <table:table-cell table:style-name="Tabela3.F1" office:value-type="string">
            <text:p text:style-name="P13">BST <text:span text:style-name="T8">(10K)</text:span></text:p>
          </table:table-cell>
          <table:table-cell table:style-name="Tabela3.F1" office:value-type="string">
            <text:p text:style-name="P13">AVL <text:span text:style-name="T8">(900K)</text:span></text:p>
          </table:table-cell>
          <table:table-cell table:style-name="Tabela3.G1" office:value-type="string">
            <text:p text:style-name="P13">BST <text:span text:style-name="T8">(900K)</text:span></text:p>
          </table:table-cell>
        </table:table-row>
        <table:table-row table:style-name="TableLine478878496">
          <table:table-cell table:style-name="Tabela3.F2" office:value-type="string">
            <text:p text:style-name="P15">comparações</text:p>
          </table:table-cell>
          <table:table-cell table:style-name="Tabela3.F2" office:value-type="string">
            <text:p text:style-name="P15">9.745</text:p>
          </table:table-cell>
          <table:table-cell table:style-name="Tabela3.F2" office:value-type="string">
            <text:p text:style-name="P15">11.486</text:p>
          </table:table-cell>
          <table:table-cell table:style-name="Tabela3.F2" office:value-type="string">
            <text:p text:style-name="P15">13.342</text:p>
          </table:table-cell>
          <table:table-cell table:style-name="Tabela3.F2" office:value-type="string">
            <text:p text:style-name="P15">16.915</text:p>
          </table:table-cell>
          <table:table-cell table:style-name="Tabela3.F2" office:value-type="string">
            <text:p text:style-name="P15">14.705</text:p>
          </table:table-cell>
          <table:table-cell table:style-name="Tabela3.G2" office:value-type="string">
            <text:p text:style-name="P15">16.915</text:p>
          </table:table-cell>
        </table:table-row>
        <table:table-row table:style-name="TableLine478879312">
          <table:table-cell table:style-name="Tabela3.F3" office:value-type="string">
            <text:p text:style-name="P15">Tempo decorrido </text:p>
          </table:table-cell>
          <table:table-cell table:style-name="Tabela3.F3" office:value-type="string">
            <text:p text:style-name="P15">3 ms</text:p>
          </table:table-cell>
          <table:table-cell table:style-name="Tabela3.F3" office:value-type="string">
            <text:p text:style-name="P15">0 ms</text:p>
          </table:table-cell>
          <table:table-cell table:style-name="Tabela3.F3" office:value-type="string">
            <text:p text:style-name="P15">3 ms</text:p>
          </table:table-cell>
          <table:table-cell table:style-name="Tabela3.F3" office:value-type="string">
            <text:p text:style-name="P15">5 ms</text:p>
          </table:table-cell>
          <table:table-cell table:style-name="Tabela3.F3" office:value-type="string">
            <text:p text:style-name="P15">261 ms</text:p>
          </table:table-cell>
          <table:table-cell table:style-name="Tabela3.G3" office:value-type="string">
            <text:p text:style-name="P15">254 ms</text:p>
          </table:table-cell>
        </table:table-row>
      </table:table>
      <text:p text:style-name="P2"/>
      <text:p text:style-name="P19">* <text:span text:style-name="T10">Um </text:span><text:span text:style-name="T11">novo teste foi feito</text:span><text:span text:style-name="T10">, </text:span><text:span text:style-name="T11">desta vez </text:span><text:span text:style-name="T10">com 1</text:span><text:span text:style-name="T11">6</text:span><text:span text:style-name="T10">k de nodos e 1k de consultas executado 100 mil vezes o arquivo de consulta mostrou os seguintes resultados:</text:span></text:p>
      <text:p text:style-name="P20">Para AVL tempo decorrido = 66,058 s</text:p>
      <text:p text:style-name="P21"><text:span text:style-name="T10">Para BST tempo decorrido = 72,580 s</text:span></text:p>
      <text:p text:style-name="P23"/>
      <text:p text:style-name="P22"/>
      <text:p text:style-name="P1"><text:span text:style-name="T2">Referências</text:span> </text:p>
      <text:p text:style-name="P8">• AVL e ABP(BST) tiradas dos slides passados em au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6:59:38.900000000</meta:creation-date>
    <dc:date>2021-05-12T21:07:01.121000000</dc:date>
    <meta:editing-duration>PT3H56M26S</meta:editing-duration>
    <meta:editing-cycles>5</meta:editing-cycles>
    <meta:generator>LibreOffice/7.1.1.2$Windows_X86_64 LibreOffice_project/fe0b08f4af1bacafe4c7ecc87ce55bb426164676</meta:generator>
    <meta:document-statistic meta:table-count="3" meta:image-count="0" meta:object-count="0" meta:page-count="2" meta:paragraph-count="118" meta:word-count="738" meta:character-count="4144" meta:non-whitespace-character-count="3495"/>
  </office:meta>
</office:document-meta>
</file>